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8666658177234" calcext:value-type="float">
            <text:p>2.38667</text:p>
          </table:table-cell>
          <table:table-cell office:value-type="float" office:value="2.08811584114007" calcext:value-type="float">
            <text:p>2.08812</text:p>
          </table:table-cell>
          <table:table-cell office:value-type="float" office:value="2.84980444591595" calcext:value-type="float">
            <text:p>2.849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171197901412" calcext:value-type="float">
            <text:p>2.38171</text:p>
          </table:table-cell>
          <table:table-cell office:value-type="float" office:value="2.07057047573366" calcext:value-type="float">
            <text:p>2.07057</text:p>
          </table:table-cell>
          <table:table-cell office:value-type="float" office:value="2.83918450508729" calcext:value-type="float">
            <text:p>2.8391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436216993253" calcext:value-type="float">
            <text:p>2.36436</text:p>
          </table:table-cell>
          <table:table-cell office:value-type="float" office:value="2.02930474692177" calcext:value-type="float">
            <text:p>2.0293</text:p>
          </table:table-cell>
          <table:table-cell office:value-type="float" office:value="2.68698405159802" calcext:value-type="float">
            <text:p>2.6869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77764235066" calcext:value-type="float">
            <text:p>2.34478</text:p>
          </table:table-cell>
          <table:table-cell office:value-type="float" office:value="2.16009459136164" calcext:value-type="float">
            <text:p>2.16009</text:p>
          </table:table-cell>
          <table:table-cell office:value-type="float" office:value="3.04585418887412" calcext:value-type="float">
            <text:p>3.0458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62016003528" calcext:value-type="float">
            <text:p>2.34462</text:p>
          </table:table-cell>
          <table:table-cell office:value-type="float" office:value="2.01316159435961" calcext:value-type="float">
            <text:p>2.01316</text:p>
          </table:table-cell>
          <table:table-cell office:value-type="float" office:value="2.65554827137302" calcext:value-type="float">
            <text:p>2.6555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489249115595" calcext:value-type="float">
            <text:p>2.33489</text:p>
          </table:table-cell>
          <table:table-cell office:value-type="float" office:value="2.14539394428424" calcext:value-type="float">
            <text:p>2.14539</text:p>
          </table:table-cell>
          <table:table-cell office:value-type="float" office:value="3.06288199295873" calcext:value-type="float">
            <text:p>3.06288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390845140084" calcext:value-type="float">
            <text:p>2.32391</text:p>
          </table:table-cell>
          <table:table-cell office:value-type="float" office:value="2.1476274577967" calcext:value-type="float">
            <text:p>2.14763</text:p>
          </table:table-cell>
          <table:table-cell office:value-type="float" office:value="3.02151753843023" calcext:value-type="float">
            <text:p>3.0215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545062481145" calcext:value-type="float">
            <text:p>2.27545</text:p>
          </table:table-cell>
          <table:table-cell office:value-type="float" office:value="2.32070694409626" calcext:value-type="float">
            <text:p>2.32071</text:p>
          </table:table-cell>
          <table:table-cell office:value-type="float" office:value="3.26726599844488" calcext:value-type="float">
            <text:p>3.2672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75680765511" calcext:value-type="float">
            <text:p>2.23876</text:p>
          </table:table-cell>
          <table:table-cell office:value-type="float" office:value="2.31675342008675" calcext:value-type="float">
            <text:p>2.31675</text:p>
          </table:table-cell>
          <table:table-cell office:value-type="float" office:value="2.92692489099269" calcext:value-type="float">
            <text:p>2.9269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627112991524" calcext:value-type="float">
            <text:p>2.31627</text:p>
          </table:table-cell>
          <table:table-cell office:value-type="float" office:value="2.15788252883504" calcext:value-type="float">
            <text:p>2.15788</text:p>
          </table:table-cell>
          <table:table-cell office:value-type="float" office:value="3.03948245309095" calcext:value-type="float">
            <text:p>3.0394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28632158039" calcext:value-type="float">
            <text:p>2.30529</text:p>
          </table:table-cell>
          <table:table-cell office:value-type="float" office:value="2.2419066348508" calcext:value-type="float">
            <text:p>2.24191</text:p>
          </table:table-cell>
          <table:table-cell office:value-type="float" office:value="3.13300901496561" calcext:value-type="float">
            <text:p>3.1330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70542721297" calcext:value-type="float">
            <text:p>2.26771</text:p>
          </table:table-cell>
          <table:table-cell office:value-type="float" office:value="2.30055854163923" calcext:value-type="float">
            <text:p>2.30056</text:p>
          </table:table-cell>
          <table:table-cell office:value-type="float" office:value="3.24740018100624" calcext:value-type="float">
            <text:p>3.2474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16664121749" calcext:value-type="float">
            <text:p>2.23317</text:p>
          </table:table-cell>
          <table:table-cell office:value-type="float" office:value="2.2988698020054" calcext:value-type="float">
            <text:p>2.29887</text:p>
          </table:table-cell>
          <table:table-cell office:value-type="float" office:value="2.91844556420828" calcext:value-type="float">
            <text:p>2.9184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86601593901" calcext:value-type="float">
            <text:p>2.29887</text:p>
          </table:table-cell>
          <table:table-cell office:value-type="float" office:value="2.23603929230895" calcext:value-type="float">
            <text:p>2.23604</text:p>
          </table:table-cell>
          <table:table-cell office:value-type="float" office:value="3.13211930101169" calcext:value-type="float">
            <text:p>3.1321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1104887126" calcext:value-type="float">
            <text:p>2.29011</text:p>
          </table:table-cell>
          <table:table-cell office:value-type="float" office:value="2.15017036920642" calcext:value-type="float">
            <text:p>2.15017</text:p>
          </table:table-cell>
          <table:table-cell office:value-type="float" office:value="2.78953068132111" calcext:value-type="float">
            <text:p>2.7895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726607963896" calcext:value-type="float">
            <text:p>2.28727</text:p>
          </table:table-cell>
          <table:table-cell office:value-type="float" office:value="2.14616282949616" calcext:value-type="float">
            <text:p>2.14616</text:p>
          </table:table-cell>
          <table:table-cell office:value-type="float" office:value="2.95820464532329" calcext:value-type="float">
            <text:p>2.958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564601324488" calcext:value-type="float">
            <text:p>2.28565</text:p>
          </table:table-cell>
          <table:table-cell office:value-type="float" office:value="2.14723302398444" calcext:value-type="float">
            <text:p>2.14723</text:p>
          </table:table-cell>
          <table:table-cell office:value-type="float" office:value="2.95429938412989" calcext:value-type="float">
            <text:p>2.95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684261339426" calcext:value-type="float">
            <text:p>2.27684</text:p>
          </table:table-cell>
          <table:table-cell office:value-type="float" office:value="2.14487900034966" calcext:value-type="float">
            <text:p>2.14488</text:p>
          </table:table-cell>
          <table:table-cell office:value-type="float" office:value="2.78840305942608" calcext:value-type="float">
            <text:p>2.7884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472501787617" calcext:value-type="float">
            <text:p>2.27473</text:p>
          </table:table-cell>
          <table:table-cell office:value-type="float" office:value="2.16539057664425" calcext:value-type="float">
            <text:p>2.16539</text:p>
          </table:table-cell>
          <table:table-cell office:value-type="float" office:value="2.66944862261639" calcext:value-type="float">
            <text:p>2.6694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87212481086" calcext:value-type="float">
            <text:p>2.27087</text:p>
          </table:table-cell>
          <table:table-cell office:value-type="float" office:value="2.3015218493889" calcext:value-type="float">
            <text:p>2.30152</text:p>
          </table:table-cell>
          <table:table-cell office:value-type="float" office:value="3.13235902195888" calcext:value-type="float">
            <text:p>3.1323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74416586824" calcext:value-type="float">
            <text:p>2.26974</text:p>
          </table:table-cell>
          <table:table-cell office:value-type="float" office:value="2.15215539973377" calcext:value-type="float">
            <text:p>2.15216</text:p>
          </table:table-cell>
          <table:table-cell office:value-type="float" office:value="2.6730161691015" calcext:value-type="float">
            <text:p>2.6730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25154311177" calcext:value-type="float">
            <text:p>2.26425</text:p>
          </table:table-cell>
          <table:table-cell office:value-type="float" office:value="2.31347503542552" calcext:value-type="float">
            <text:p>2.31348</text:p>
          </table:table-cell>
          <table:table-cell office:value-type="float" office:value="3.14065601146049" calcext:value-type="float">
            <text:p>3.1406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97178112544" calcext:value-type="float">
            <text:p>2.26397</text:p>
          </table:table-cell>
          <table:table-cell office:value-type="float" office:value="2.23403795625395" calcext:value-type="float">
            <text:p>2.23404</text:p>
          </table:table-cell>
          <table:table-cell office:value-type="float" office:value="2.96957234482378" calcext:value-type="float">
            <text:p>2.9695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97582932962" calcext:value-type="float">
            <text:p>2.25998</text:p>
          </table:table-cell>
          <table:table-cell office:value-type="float" office:value="2.21284635793229" calcext:value-type="float">
            <text:p>2.21285</text:p>
          </table:table-cell>
          <table:table-cell office:value-type="float" office:value="2.9143633996684" calcext:value-type="float">
            <text:p>2.9143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88553980766" calcext:value-type="float">
            <text:p>2.25589</text:p>
          </table:table-cell>
          <table:table-cell office:value-type="float" office:value="2.22228628914159" calcext:value-type="float">
            <text:p>2.22229</text:p>
          </table:table-cell>
          <table:table-cell office:value-type="float" office:value="2.99059150122885" calcext:value-type="float">
            <text:p>2.9905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6221765565" calcext:value-type="float">
            <text:p>2.25562</text:p>
          </table:table-cell>
          <table:table-cell office:value-type="float" office:value="2.32445866308889" calcext:value-type="float">
            <text:p>2.32446</text:p>
          </table:table-cell>
          <table:table-cell office:value-type="float" office:value="3.34435311300567" calcext:value-type="float">
            <text:p>3.3443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11007408098" calcext:value-type="float">
            <text:p>2.25411</text:p>
          </table:table-cell>
          <table:table-cell office:value-type="float" office:value="2.22586041225835" calcext:value-type="float">
            <text:p>2.22586</text:p>
          </table:table-cell>
          <table:table-cell office:value-type="float" office:value="2.90390810056695" calcext:value-type="float">
            <text:p>2.9039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82943287705" calcext:value-type="float">
            <text:p>2.24983</text:p>
          </table:table-cell>
          <table:table-cell office:value-type="float" office:value="2.32319995924052" calcext:value-type="float">
            <text:p>2.3232</text:p>
          </table:table-cell>
          <table:table-cell office:value-type="float" office:value="3.33337148874019" calcext:value-type="float">
            <text:p>3.3333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666502783888" calcext:value-type="float">
            <text:p>2.24667</text:p>
          </table:table-cell>
          <table:table-cell office:value-type="float" office:value="2.21340168375427" calcext:value-type="float">
            <text:p>2.2134</text:p>
          </table:table-cell>
          <table:table-cell office:value-type="float" office:value="2.95617022899793" calcext:value-type="float">
            <text:p>2.9561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214183489375" calcext:value-type="float">
            <text:p>2.24214</text:p>
          </table:table-cell>
          <table:table-cell office:value-type="float" office:value="2.20245516181305" calcext:value-type="float">
            <text:p>2.20246</text:p>
          </table:table-cell>
          <table:table-cell office:value-type="float" office:value="2.9683939628975" calcext:value-type="float">
            <text:p>2.9683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420277308618" calcext:value-type="float">
            <text:p>2.2842</text:p>
          </table:table-cell>
          <table:table-cell office:value-type="float" office:value="2.24187705286744" calcext:value-type="float">
            <text:p>2.24188</text:p>
          </table:table-cell>
          <table:table-cell office:value-type="float" office:value="3.24787791857277" calcext:value-type="float">
            <text:p>3.2478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57461781738" calcext:value-type="float">
            <text:p>2.23957</text:p>
          </table:table-cell>
          <table:table-cell office:value-type="float" office:value="2.35583079675431" calcext:value-type="float">
            <text:p>2.35583</text:p>
          </table:table-cell>
          <table:table-cell office:value-type="float" office:value="3.41523677092784" calcext:value-type="float">
            <text:p>3.4152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4571890465" calcext:value-type="float">
            <text:p>2.23246</text:p>
          </table:table-cell>
          <table:table-cell office:value-type="float" office:value="2.35932935394251" calcext:value-type="float">
            <text:p>2.35933</text:p>
          </table:table-cell>
          <table:table-cell office:value-type="float" office:value="3.4270999906733" calcext:value-type="float">
            <text:p>3.427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15661345125" calcext:value-type="float">
            <text:p>2.28157</text:p>
          </table:table-cell>
          <table:table-cell office:value-type="float" office:value="2.22300068747189" calcext:value-type="float">
            <text:p>2.223</text:p>
          </table:table-cell>
          <table:table-cell office:value-type="float" office:value="3.23803128421446" calcext:value-type="float">
            <text:p>3.2380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0417716517" calcext:value-type="float">
            <text:p>2.21904</text:p>
          </table:table-cell>
          <table:table-cell office:value-type="float" office:value="2.31053646114385" calcext:value-type="float">
            <text:p>2.31054</text:p>
          </table:table-cell>
          <table:table-cell office:value-type="float" office:value="2.91772136086101" calcext:value-type="float">
            <text:p>2.91772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44592352673" calcext:value-type="float">
            <text:p>2.28445</text:p>
          </table:table-cell>
          <table:table-cell office:value-type="float" office:value="2.21722064422042" calcext:value-type="float">
            <text:p>2.21722</text:p>
          </table:table-cell>
          <table:table-cell office:value-type="float" office:value="3.13780653038384" calcext:value-type="float">
            <text:p>3.1378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17088943748" calcext:value-type="float">
            <text:p>2.21117</text:p>
          </table:table-cell>
          <table:table-cell office:value-type="float" office:value="2.32141955348961" calcext:value-type="float">
            <text:p>2.32142</text:p>
          </table:table-cell>
          <table:table-cell office:value-type="float" office:value="2.95394674337479" calcext:value-type="float">
            <text:p>2.95395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75523965737" calcext:value-type="float">
            <text:p>2.20876</text:p>
          </table:table-cell>
          <table:table-cell office:value-type="float" office:value="2.37204611887435" calcext:value-type="float">
            <text:p>2.37205</text:p>
          </table:table-cell>
          <table:table-cell office:value-type="float" office:value="3.27080176823867" calcext:value-type="float">
            <text:p>3.270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69833277528" calcext:value-type="float">
            <text:p>2.2087</text:p>
          </table:table-cell>
          <table:table-cell office:value-type="float" office:value="2.27557109616387" calcext:value-type="float">
            <text:p>2.27557</text:p>
          </table:table-cell>
          <table:table-cell office:value-type="float" office:value="2.98283282685078" calcext:value-type="float">
            <text:p>2.982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10612257584" calcext:value-type="float">
            <text:p>2.20811</text:p>
          </table:table-cell>
          <table:table-cell office:value-type="float" office:value="2.27570906851007" calcext:value-type="float">
            <text:p>2.27571</text:p>
          </table:table-cell>
          <table:table-cell office:value-type="float" office:value="2.98655409615116" calcext:value-type="float">
            <text:p>2.9865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00536426405" calcext:value-type="float">
            <text:p>2.26401</text:p>
          </table:table-cell>
          <table:table-cell office:value-type="float" office:value="2.2078438089101" calcext:value-type="float">
            <text:p>2.20784</text:p>
          </table:table-cell>
          <table:table-cell office:value-type="float" office:value="3.10963006927192" calcext:value-type="float">
            <text:p>3.109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14217819992" calcext:value-type="float">
            <text:p>2.20114</text:p>
          </table:table-cell>
          <table:table-cell office:value-type="float" office:value="2.27860603568971" calcext:value-type="float">
            <text:p>2.27861</text:p>
          </table:table-cell>
          <table:table-cell office:value-type="float" office:value="2.92492377331621" calcext:value-type="float">
            <text:p>2.9249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098335318293" calcext:value-type="float">
            <text:p>2.20098</text:p>
          </table:table-cell>
          <table:table-cell office:value-type="float" office:value="2.36368527160039" calcext:value-type="float">
            <text:p>2.36369</text:p>
          </table:table-cell>
          <table:table-cell office:value-type="float" office:value="3.26384918263464" calcext:value-type="float">
            <text:p>3.2638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440351286566" calcext:value-type="float">
            <text:p>2.1944</text:p>
          </table:table-cell>
          <table:table-cell office:value-type="float" office:value="2.3440984281199" calcext:value-type="float">
            <text:p>2.3441</text:p>
          </table:table-cell>
          <table:table-cell office:value-type="float" office:value="3.1644952801171" calcext:value-type="float">
            <text:p>3.164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56847350229" calcext:value-type="float">
            <text:p>2.18757</text:p>
          </table:table-cell>
          <table:table-cell office:value-type="float" office:value="2.34995641888741" calcext:value-type="float">
            <text:p>2.34996</text:p>
          </table:table-cell>
          <table:table-cell office:value-type="float" office:value="3.09085797135856" calcext:value-type="float">
            <text:p>3.090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81375433479" calcext:value-type="float">
            <text:p>2.18581</text:p>
          </table:table-cell>
          <table:table-cell office:value-type="float" office:value="2.35764984187009" calcext:value-type="float">
            <text:p>2.35765</text:p>
          </table:table-cell>
          <table:table-cell office:value-type="float" office:value="3.11786062522787" calcext:value-type="float">
            <text:p>3.117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07595652758" calcext:value-type="float">
            <text:p>2.18208</text:p>
          </table:table-cell>
          <table:table-cell office:value-type="float" office:value="2.33776319269143" calcext:value-type="float">
            <text:p>2.33776</text:p>
          </table:table-cell>
          <table:table-cell office:value-type="float" office:value="3.17669086357947" calcext:value-type="float">
            <text:p>3.1766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8043485447633" calcext:value-type="float">
            <text:p>2.18043</text:p>
          </table:table-cell>
          <table:table-cell office:value-type="float" office:value="2.28145092770368" calcext:value-type="float">
            <text:p>2.28145</text:p>
          </table:table-cell>
          <table:table-cell office:value-type="float" office:value="2.93276369939943" calcext:value-type="float">
            <text:p>2.9327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377617273368" calcext:value-type="float">
            <text:p>2.17378</text:p>
          </table:table-cell>
          <table:table-cell office:value-type="float" office:value="2.41823596977387" calcext:value-type="float">
            <text:p>2.41824</text:p>
          </table:table-cell>
          <table:table-cell office:value-type="float" office:value="3.26131400490566" calcext:value-type="float">
            <text:p>3.2613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80989647366" calcext:value-type="float">
            <text:p>2.17081</text:p>
          </table:table-cell>
          <table:table-cell office:value-type="float" office:value="2.41876203638542" calcext:value-type="float">
            <text:p>2.41876</text:p>
          </table:table-cell>
          <table:table-cell office:value-type="float" office:value="3.11820147361817" calcext:value-type="float">
            <text:p>3.11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64165174315" calcext:value-type="float">
            <text:p>2.16464</text:p>
          </table:table-cell>
          <table:table-cell office:value-type="float" office:value="2.41229516591271" calcext:value-type="float">
            <text:p>2.4123</text:p>
          </table:table-cell>
          <table:table-cell office:value-type="float" office:value="3.25591166410633" calcext:value-type="float">
            <text:p>3.2559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08132426212" calcext:value-type="float">
            <text:p>2.16008</text:p>
          </table:table-cell>
          <table:table-cell office:value-type="float" office:value="2.36740146926588" calcext:value-type="float">
            <text:p>2.3674</text:p>
          </table:table-cell>
          <table:table-cell office:value-type="float" office:value="3.11133743913405" calcext:value-type="float">
            <text:p>3.1113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688742152777" calcext:value-type="float">
            <text:p>2.15689</text:p>
          </table:table-cell>
          <table:table-cell office:value-type="float" office:value="2.42631696131768" calcext:value-type="float">
            <text:p>2.42632</text:p>
          </table:table-cell>
          <table:table-cell office:value-type="float" office:value="3.29496448061923" calcext:value-type="float">
            <text:p>3.2949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594687174096" calcext:value-type="float">
            <text:p>2.15595</text:p>
          </table:table-cell>
          <table:table-cell office:value-type="float" office:value="2.40611851123302" calcext:value-type="float">
            <text:p>2.40612</text:p>
          </table:table-cell>
          <table:table-cell office:value-type="float" office:value="3.1169632273764" calcext:value-type="float">
            <text:p>3.116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14998528866746" calcext:value-type="float">
            <text:p>2.14999</text:p>
          </table:table-cell>
          <table:table-cell office:value-type="float" office:value="2.43026265386781" calcext:value-type="float">
            <text:p>2.43026</text:p>
          </table:table-cell>
          <table:table-cell office:value-type="float" office:value="3.30303353335087" calcext:value-type="float">
            <text:p>3.3030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4626527657601" calcext:value-type="float">
            <text:p>2.14627</text:p>
          </table:table-cell>
          <table:table-cell office:value-type="float" office:value="2.35018165057713" calcext:value-type="float">
            <text:p>2.35018</text:p>
          </table:table-cell>
          <table:table-cell office:value-type="float" office:value="3.07518705145824" calcext:value-type="float">
            <text:p>3.0751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418175285527" calcext:value-type="float">
            <text:p>2.34418</text:p>
          </table:table-cell>
          <table:table-cell office:value-type="float" office:value="2.14550384899383" calcext:value-type="float">
            <text:p>2.1455</text:p>
          </table:table-cell>
          <table:table-cell office:value-type="float" office:value="2.83092197618462" calcext:value-type="float">
            <text:p>2.8309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245274691699" calcext:value-type="float">
            <text:p>2.33245</text:p>
          </table:table-cell>
          <table:table-cell office:value-type="float" office:value="2.14056146366442" calcext:value-type="float">
            <text:p>2.14056</text:p>
          </table:table-cell>
          <table:table-cell office:value-type="float" office:value="2.81046111540192" calcext:value-type="float">
            <text:p>2.8104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22865387496" calcext:value-type="float">
            <text:p>2.31229</text:p>
          </table:table-cell>
          <table:table-cell office:value-type="float" office:value="2.10659479457243" calcext:value-type="float">
            <text:p>2.10659</text:p>
          </table:table-cell>
          <table:table-cell office:value-type="float" office:value="2.7549391644975" calcext:value-type="float">
            <text:p>2.7549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64305033873" calcext:value-type="float">
            <text:p>2.29864</text:p>
          </table:table-cell>
          <table:table-cell office:value-type="float" office:value="2.09845063774825" calcext:value-type="float">
            <text:p>2.09845</text:p>
          </table:table-cell>
          <table:table-cell office:value-type="float" office:value="2.78073070433522" calcext:value-type="float">
            <text:p>2.780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0" calcext:value-type="float">
            <text:p>0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2"/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2:44.188736476</dc:date>
    <meta:document-statistic meta:table-count="1" meta:cell-count="4571" meta:object-count="0"/>
    <meta:generator>LibreOffice/4.2.8.2$Linux_X86_64 LibreOffice_project/420m0$Build-2</meta:generator>
  </office:meta>
</office:document-meta>
</file>